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1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574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measure">
      <style:graphic-properties draw:textarea-horizontal-align="center" draw:textarea-vertical-align="middle" draw:show-unit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07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/>
    </style:style>
    <style:style style:name="P4" style:family="paragraph">
      <style:paragraph-properties fo:margin-left="0cm" fo:margin-right="0cm" fo:text-indent="0cm"/>
      <style:text-properties fo:font-size="9pt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font-size="9pt"/>
    </style:style>
    <style:style style:name="T2" style:family="text">
      <style:text-properties style:font-name="Nimbus Roman No9 L" fo:font-size="9pt" style:font-name-asian="Nimbus Roman No9 L" style:font-name-complex="Nimbus Roman No9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g>
            <draw:rect draw:style-name="gr1" draw:text-style-name="P1" draw:layer="layout" svg:width="7cm" svg:height="0.5cm" svg:x="0.762cm" svg:y="1.817cm">
              <text:p/>
            </draw:rect>
            <draw:frame draw:style-name="gr2" draw:text-style-name="P3" draw:layer="layout" svg:width="0.514cm" svg:height="0.446cm" svg:x="0.162cm" svg:y="1.817cm">
              <draw:text-box>
                <text:p text:style-name="P2"><text:span text:style-name="T1">rlat</text:span></text:p>
              </draw:text-box>
            </draw:frame>
            <draw:line draw:style-name="gr3" draw:text-style-name="P1" draw:layer="layout" svg:x1="1.262cm" svg:y1="1.817cm" svg:x2="1.262cm" svg:y2="2.317cm">
              <text:p/>
            </draw:line>
            <draw:line draw:style-name="gr3" draw:text-style-name="P1" draw:layer="layout" svg:x1="7.262cm" svg:y1="1.817cm" svg:x2="7.262cm" svg:y2="2.317cm">
              <text:p/>
            </draw:line>
            <draw:frame draw:style-name="gr4" draw:text-style-name="P3" draw:layer="layout" svg:width="0.18cm" svg:height="0.446cm" svg:x="0.867cm" svg:y="2.338cm">
              <draw:text-box>
                <text:p text:style-name="P2"><text:span text:style-name="T1">1</text:span></text:p>
              </draw:text-box>
            </draw:frame>
            <draw:frame draw:style-name="gr5" draw:text-style-name="P4" draw:layer="layout" svg:width="0.59cm" svg:height="0.446cm" draw:transform="rotate (-1.5707963267949) translate (7.802cm 2.438cm)">
              <draw:text-box>
                <text:p text:style-name="P2"><text:span text:style-name="T1">klon</text:span></text:p>
              </draw:text-box>
            </draw:frame>
            <draw:rect draw:style-name="gr6" draw:text-style-name="P1" draw:layer="layout" svg:width="1.5cm" svg:height="0.5cm" svg:x="1.262cm" svg:y="1.317cm">
              <text:p text:style-name="P5"><text:span text:style-name="T1">rlatu(2)</text:span></text:p>
            </draw:rect>
            <draw:rect draw:style-name="gr6" draw:text-style-name="P1" draw:layer="layout" svg:width="1.5cm" svg:height="0.5cm" svg:x="2.762cm" svg:y="1.317cm">
              <text:p text:style-name="P5"><text:span text:style-name="T1">rlatu(3)</text:span></text:p>
            </draw:rect>
            <draw:rect draw:style-name="gr6" draw:text-style-name="P1" draw:layer="layout" svg:width="1.5cm" svg:height="0.5cm" svg:x="4.262cm" svg:y="1.317cm">
              <text:p text:style-name="P5"><text:span text:style-name="T2">…</text:span></text:p>
            </draw:rect>
            <draw:rect draw:style-name="gr6" draw:text-style-name="P1" draw:layer="layout" svg:width="1.5cm" svg:height="0.5cm" svg:x="5.762cm" svg:y="1.317cm">
              <text:p text:style-name="P5"><text:span text:style-name="T1">rlatu(jjm)</text:span></text:p>
            </draw:rect>
            <draw:measure draw:style-name="gr7" draw:text-style-name="P5" draw:layer="layout" svg:x1="1.262cm" svg:y1="1.317cm" svg:x2="2.762cm" svg:y2="1.317cm">
              <text:p text:style-name="P5">iim fois</text:p>
            </draw:measure>
            <draw:frame draw:style-name="gr4" draw:text-style-name="P3" draw:layer="layout" svg:width="0.18cm" svg:height="0.446cm" svg:x="1.436cm" svg:y="2.338cm">
              <draw:text-box>
                <text:p text:style-name="P2"><text:span text:style-name="T1">2</text:span></text:p>
              </draw:text-box>
            </draw:frame>
            <draw:frame draw:style-name="gr8" draw:text-style-name="P4" draw:layer="layout" svg:width="0.874cm" svg:height="0.446cm" draw:transform="rotate (-1.5707963267949) translate (7.256cm 2.438cm)">
              <draw:text-box>
                <text:p text:style-name="P2"><text:span text:style-name="T1">klon-1</text:span></text:p>
              </draw:text-box>
            </draw:frame>
          </draw:g>
          <draw:g>
            <draw:rect draw:style-name="gr1" draw:text-style-name="P1" draw:layer="layout" svg:width="7cm" svg:height="0.5cm" svg:x="0.762cm" svg:y="5.317cm">
              <text:p/>
            </draw:rect>
            <draw:frame draw:style-name="gr9" draw:text-style-name="P3" draw:layer="layout" svg:width="0.607cm" svg:height="0.446cm" svg:x="0.062cm" svg:y="5.317cm">
              <draw:text-box>
                <text:p text:style-name="P2"><text:span text:style-name="T1">rlon</text:span></text:p>
              </draw:text-box>
            </draw:frame>
            <draw:line draw:style-name="gr3" draw:text-style-name="P1" draw:layer="layout" svg:x1="1.262cm" svg:y1="5.317cm" svg:x2="1.262cm" svg:y2="5.817cm">
              <text:p/>
            </draw:line>
            <draw:line draw:style-name="gr3" draw:text-style-name="P1" draw:layer="layout" svg:x1="7.262cm" svg:y1="5.317cm" svg:x2="7.262cm" svg:y2="5.817cm">
              <text:p/>
            </draw:line>
            <draw:frame draw:style-name="gr4" draw:text-style-name="P3" draw:layer="layout" svg:width="0.18cm" svg:height="0.446cm" svg:x="0.867cm" svg:y="5.803cm">
              <draw:text-box>
                <text:p text:style-name="P2"><text:span text:style-name="T1">1</text:span></text:p>
              </draw:text-box>
            </draw:frame>
            <draw:frame draw:style-name="gr5" draw:text-style-name="P4" draw:layer="layout" svg:width="0.59cm" svg:height="0.446cm" draw:transform="rotate (-1.5707963267949) translate (7.772cm 5.899cm)">
              <draw:text-box>
                <text:p text:style-name="P2"><text:span text:style-name="T1">klon</text:span></text:p>
              </draw:text-box>
            </draw:frame>
            <draw:rect draw:style-name="gr6" draw:text-style-name="P1" draw:layer="layout" svg:width="1.5cm" svg:height="0.5cm" svg:x="1.262cm" svg:y="4.817cm">
              <text:p text:style-name="P5"><text:span text:style-name="T1">rlonv(:iim)</text:span></text:p>
            </draw:rect>
            <draw:frame draw:style-name="gr4" draw:text-style-name="P3" draw:layer="layout" svg:width="0.18cm" svg:height="0.446cm" svg:x="1.448cm" svg:y="5.803cm">
              <draw:text-box>
                <text:p text:style-name="P2"><text:span text:style-name="T1">2</text:span></text:p>
              </draw:text-box>
            </draw:frame>
            <draw:frame draw:style-name="gr8" draw:text-style-name="P4" draw:layer="layout" svg:width="0.874cm" svg:height="0.446cm" draw:transform="rotate (-1.5707963267949) translate (7.272cm 5.899cm)">
              <draw:text-box>
                <text:p text:style-name="P2"><text:span text:style-name="T1">klon-1</text:span></text:p>
              </draw:text-box>
            </draw:frame>
            <draw:rect draw:style-name="gr6" draw:text-style-name="P1" draw:layer="layout" svg:width="1.5cm" svg:height="0.5cm" svg:x="2.762cm" svg:y="4.817cm">
              <text:p text:style-name="P5"><text:span text:style-name="T1">rlonv(:iim)</text:span></text:p>
            </draw:rect>
            <draw:rect draw:style-name="gr6" draw:text-style-name="P1" draw:layer="layout" svg:width="1.5cm" svg:height="0.5cm" svg:x="4.262cm" svg:y="4.817cm">
              <text:p text:style-name="P5"><text:span text:style-name="T2">…</text:span></text:p>
            </draw:rect>
            <draw:rect draw:style-name="gr6" draw:text-style-name="P1" draw:layer="layout" svg:width="1.5cm" svg:height="0.5cm" svg:x="5.762cm" svg:y="4.817cm">
              <text:p text:style-name="P5"><text:span text:style-name="T1">rlonv(:iim)</text:span></text:p>
            </draw:rect>
            <draw:measure draw:style-name="gr7" draw:text-style-name="P5" draw:layer="layout" svg:x1="1.262cm" svg:y1="4.803cm" svg:x2="7.262cm" svg:y2="4.803cm">
              <text:p text:style-name="P5">(jjm-1) fois</text:p>
            </draw:measur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0:28:15.436042367</meta:creation-date>
    <meta:editing-duration>P0D</meta:editing-duration>
    <meta:editing-cycles>2</meta:editing-cycles>
    <meta:generator>LibreOffice/4.2.8.2$Linux_X86_64 LibreOffice_project/420m0$Build-2</meta:generator>
    <dc:title>graphiques</dc:title>
    <meta:initial-creator>Lionel GUEZ</meta:initial-creator>
    <dc:date>2015-10-07T10:32:01.464170136</dc:date>
    <dc:creator>Lionel GUEZ</dc:creator>
    <meta:document-statistic meta:object-count="29"/>
    <meta:template xlink:type="simple" xlink:actuate="onRequest" xlink:title="graphiques" xlink:href="../../../../../../../.config/libreoffice/4/user/template/graphiques.otg" meta:date="2015-10-07T10:28:15.337410639"/>
  </office:meta>
</office:document-meta>
</file>